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SDL2?</text:p>
                <text:list>
                  <text:list-item>
                    <text:p>Successor to SDL</text:p>
                  </text:list-item>
                  <text:list-item>
                    <text:p>Low level access to input (keyboard, joystick, etc.) and output (audio, graphics)</text:p>
                  </text:list-item>
                  <text:list-item>
                    <text:p>Cross platform</text:p>
                  </text:list-item>
                  <text:list-item>
                    <text:p>ZLIB licenced</text:p>
                  </text:list-item>
                  <text:list-item>
                    <text:p>Written in C, works with C++</text:p>
                  </text:list-item>
                  <text:list-item>
                    <text:p>Lots of language binding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DL's companion libraries</text:p>
                <text:list>
                  <text:list-item>
                    <text:list>
                      <text:list-item>
                        <text:p>SDL_Image</text:p>
                      </text:list-item>
                      <text:list-item>
                        <text:p>SDL_Mixer</text:p>
                      </text:list-item>
                      <text:list-item>
                        <text:p>SDL_RTF</text:p>
                      </text:list-item>
                      <text:list-item>
                        <text:p>SDL_TTF</text:p>
                      </text:list-item>
                      <text:list-item>
                        <text:p>SDL_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OpenGL?</text:p>
                <text:list>
                  <text:list-item>
                    <text:p>API for rendering 2D and 3D vector graphics</text:p>
                  </text:list-item>
                  <text:list-item>
                    <text:p>Generally used for hardware accelerated rendering</text:p>
                  </text:list-item>
                  <text:list-item>
                    <text:p>Cross platform</text:p>
                  </text:list-item>
                  <text:list-item>
                    <text:p>“Applications developers DO NOT need to license OpenGL.” (that's the hardware vendors' job)</text:p>
                  </text:list-item>
                  <text:list-item>
                    <text:p>Supports vertex and fragment shaders</text:p>
                  </text:list-item>
                  <text:list-item>
                    <text:p>Invoked as sequential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GL helper libraries/toolkits</text:p>
                <text:list>
                  <text:list-item>
                    <text:p>GLEW</text:p>
                  </text:list-item>
                  <text:list-item>
                    <text:p>GLFW</text:p>
                  </text:list-item>
                  <text:list-item>
                    <text:p>Freeglut </text:p>
                  </text:list-item>
                  <text:list-item>
                    <text:p>SDL</text:p>
                  </text:list-item>
                  <text:list-item>
                    <text:p>Allegro</text:p>
                  </text:list-item>
                  <text:list-item>
                    <text:p>SF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a gam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THIS game?</text:p>
                <text:list>
                  <text:list-item>
                    <text:p>First person with </text:p>
                  </text:list-item>
                  <text:list-item>
                    <text:p>Basic vehicle simulator</text:p>
                  </text:list-item>
                  <text:list-item>
                    <text:p>OBJ loading</text:p>
                  </text:list-item>
                  <text:list-item>
                    <text:p>“mouselook” camera controls</text:p>
                  </text:list-item>
                  <text:list-item>
                    <text:p>Model translation and rotation</text:p>
                  </text:list-item>
                  <text:list-item>
                    <text:p>Lighting</text:p>
                  </text:list-item>
                  <text:list-item>
                    <text:p>Positional audio</text:p>
                  </text:list-item>
                  <text:list-item>
                    <text:p>Mouse and keyboard input</text:p>
                  </text:list-item>
                  <text:list-item>
                    <text:p>Poorly written (in one night! :D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ucture</text:p>
                <text:list>
                  <text:list-item>
                    <text:p>Main method</text:p>
                    <text:list>
                      <text:list-item>
                        <text:p>Initialises SDL, OpenGL, etc.</text:p>
                      </text:list-item>
                      <text:list-item>
                        <text:p>Loads models and sounds</text:p>
                      </text:list-item>
                      <text:list-item>
                        <text:p>Starts the game loop</text:p>
                      </text:list-item>
                    </text:list>
                  </text:list-item>
                  <text:list-item>
                    <text:p>Game loop</text:p>
                    <text:list>
                      <text:list-item>
                        <text:p>Polls for input events</text:p>
                      </text:list-item>
                      <text:list-item>
                        <text:p>Orients camera</text:p>
                      </text:list-item>
                      <text:list-item>
                        <text:p>Updates lighting</text:p>
                      </text:list-item>
                      <text:list-item>
                        <text:p>Updates sound</text:p>
                      </text:list-item>
                      <text:list-item>
                        <text:p>Renders scenery</text:p>
                      </text:list-item>
                      <text:list-item>
                        <text:p>Renders vehicle</text:p>
                      </text:list-item>
                      <text:list-item>
                        <text:p>Renders hud</text:p>
                      </text:list-item>
                      <text:list-item>
                        <text:p>Swaps buff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iling</text:p>
                <text:list>
                  <text:list-item>
                    <text:p>GCC</text:p>
                  </text:list-item>
                  <text:list-item>
                    <text:p>MinGW</text:p>
                  </text:list-item>
                </text:list>
              </text:list-item>
              <text:list-item>
                <text:p>Packaging</text:p>
                <text:list>
                  <text:list-item>
                    <text:p>Libraries</text:p>
                  </text:list-item>
                  <text:list-item>
                    <text:p>Licences</text:p>
                  </text:list-item>
                  <text:list-item>
                    <text:p>As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de walkthrough \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king A Game With<text:line-break/>SDL2 and OpenG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rther steps</text:p>
                <text:list>
                  <text:list-item>
                    <text:p>Separate simulation from frame rate</text:p>
                  </text:list-item>
                  <text:list-item>
                    <text:p>Re-use tree mesh</text:p>
                  </text:list-item>
                  <text:list-item>
                    <text:p>Texturing</text:p>
                  </text:list-item>
                  <text:list-item>
                    <text:p>Advanced lighting/materials</text:p>
                  </text:list-item>
                  <text:list-item>
                    <text:p>Shadows</text:p>
                  </text:list-item>
                  <text:list-item>
                    <text:p>Collision</text:p>
                  </text:list-item>
                  <text:list-item>
                    <text:p>Menus</text:p>
                  </text:list-item>
                  <text:list-item>
                    <text:p>User configuration</text:p>
                  </text:list-item>
                  <text:list-item>
                    <text:p>Error handling</text:p>
                  </text:list-item>
                  <text:list-item>
                    <text:p>Optimisaton</text:p>
                  </text:list-item>
                  <text:list-item>
                    <text:p>Asset bundles</text:p>
                  </text:list-item>
                  <text:list-item>
                    <text:p>Improved simulation (separate fan controls?)</text:p>
                  </text:list-item>
                  <text:list-item>
                    <text:p>Game desig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eseness </meta:initial-creator>
    <meta:creation-date>2014-11-29T02:30:10.380005208</meta:creation-date>
    <dc:date>2014-11-29T04:00:21.698286474</dc:date>
    <dc:creator>Cheeseness </dc:creator>
    <meta:editing-duration>PT14M17S</meta:editing-duration>
    <meta:editing-cycles>6</meta:editing-cycles>
    <meta:generator>LibreOffice/4.2.6.3$Linux_X86_64 LibreOffice_project/420$Build-3</meta:generator>
    <meta:document-statistic meta:object-count="65"/>
  </office:meta>
</office:document-meta>
</file>